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47.94mm"/>
    </style:style>
    <style:style style:name="co6" style:family="table-column">
      <style:table-column-properties fo:break-before="auto" style:column-width="178.59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  <style:text-properties fo:color="#000000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Liberation Serif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55" table:default-cell-style-name="Default"/>
        <table:table-row table:style-name="ro1">
          <table:table-cell table:style-name="ce22" office:value-type="string" calcext:value-type="string">
            <text:p>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RefDes</text:p>
          </table:table-cell>
          <table:table-cell table:style-name="ce24" office:value-type="string" calcext:value-type="string">
            <text:p>Producer</text:p>
          </table:table-cell>
          <table:table-cell table:style-name="ce24" office:value-type="string" calcext:value-type="string">
            <text:p>Producer Part No</text:p>
          </table:table-cell>
          <table:table-cell table:style-name="ce24" office:value-type="string" calcext:value-type="string">
            <text:p>Farnell Part No</text:p>
          </table:table-cell>
          <table:table-cell table:style-name="ce24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30" office:value-type="string" calcext:value-type="string">
            <text:p>M20-9991045</text:p>
          </table:table-cell>
          <table:table-cell table:style-name="ce33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31" office:value-type="string" calcext:value-type="string">
            <text:p>200528-0040</text:p>
          </table:table-cell>
          <table:table-cell table:style-name="ce31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Amphenol ICC</text:p>
          </table:table-cell>
          <table:table-cell table:style-name="ce32" office:value-type="string" calcext:value-type="string">
            <text:p>SFW15R-2STE1LF</text:p>
          </table:table-cell>
          <table:table-cell table:style-name="ce15" office:value-type="float" office:value="2890893" calcext:value-type="float">
            <text:p>2890893</text:p>
          </table:table-cell>
          <table:table-cell table:style-name="ce25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33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33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33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33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33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33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23" office:value-type="float" office:value="0.714" calcext:value-type="float">
            <text:p>0,7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INFINEON</text:p>
          </table:table-cell>
          <table:table-cell table:style-name="ce26" office:value-type="string" calcext:value-type="string">
            <text:p>IRFML8244TRPBF</text:p>
          </table:table-cell>
          <table:table-cell table:style-name="ce37" office:value-type="string" calcext:value-type="string">
            <text:p><text:a xlink:href="http://www.farnell.com/datasheets/1911843.pdf" xlink:type="simple">1857298</text:a></text:p>
          </table:table-cell>
          <table:table-cell table:style-name="ce26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ON SEMICONDUCTOR</text:p>
          </table:table-cell>
          <table:table-cell table:style-name="ce28" office:value-type="string" calcext:value-type="string">
            <text:p>S1A</text:p>
          </table:table-cell>
          <table:table-cell table:style-name="ce28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7" office:value-type="string" calcext:value-type="string">
            <text:p>flyback diode fan</text:p>
          </table:table-cell>
          <table:table-cell/>
          <table:table-cell table:style-name="ce27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33" office:value-type="string" calcext:value-type="string">
            <text:p>NCD98010XMXTAG</text:p>
          </table:table-cell>
          <table:table-cell table:style-name="ce31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34" office:value-type="string" calcext:value-type="string">
            <text:p>0685T3000-01</text:p>
          </table:table-cell>
          <table:table-cell table:style-name="ce34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34" office:value-type="string" calcext:value-type="string">
            <text:p>BGA-STD-015</text:p>
          </table:table-cell>
          <table:table-cell table:style-name="ce38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34" office:value-type="string" calcext:value-type="string">
            <text:p>22-23-2031</text:p>
          </table:table-cell>
          <table:table-cell table:style-name="ce38" office:value-type="float" office:value="1462950" calcext:value-type="float">
            <text:p>1462950</text:p>
          </table:table-cell>
          <table:table-cell office:value-type="string" calcext:value-type="string">
            <text:p>power connector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formula="of:=SUMPRODUCT([.A2:.A16];[.B2:.B16])" office:value-type="float" office:value="19.9044" calcext:value-type="float">
            <text:p>19,904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4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41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41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39" office:value-type="float" office:value="3385294" calcext:value-type="float">
            <text:p>3385294</text:p>
          </table:table-cell>
          <table:table-cell table:style-name="ce42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40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ible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2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nector </text:p>
          </table:table-cell>
          <table:table-cell table:number-columns-repeated="2"/>
          <table:table-cell table:style-name="ce29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9" office:value-type="string" calcext:value-type="string">
            <text:p>A98794-ND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6-173977-5 </text:p>
          </table:table-cell>
          <table:table-cell table:style-name="ce29" office:value-type="string" calcext:value-type="string">
            <text:p>571-6-173977-5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79227-4 <text:s/></text:p>
          </table:table-cell>
          <table:table-cell table:style-name="ce29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24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22" office:value-type="string" calcext:value-type="string">
            <text:p>NBC3111 Motor connector</text:p>
          </table:table-cell>
          <table:table-cell table:number-columns-repeated="5"/>
          <table:table-cell table:style-name="ce29" office:value-type="string" calcext:value-type="string">
            <text:p>Original for sharp AR160 161 200 168 1818 158 2820 2718 Polygon Mirror Motor, store name Printer Accessories Store, brand name : HLKTK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nector 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<text:s/>292173-5</text:p>
          </table:table-cell>
          <table:table-cell/>
          <table:table-cell office:value-type="string" calcext:value-type="string">
            <text:p>connector present on boa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  <table:table-cell office:value-type="string" calcext:value-type="string">
            <text:p>179228-5</text:p>
          </table:table-cell>
          <table:table-cell/>
          <table:table-cell office:value-type="string" calcext:value-type="string">
            <text:p>amp termination for inser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ire insert for insert</text:p>
          </table:table-cell>
          <table:table-cell table:number-columns-repeated="3"/>
          <table:table-cell office:value-type="string" calcext:value-type="string">
            <text:p>179227-1</text:p>
          </table:table-cell>
          <table:table-cell/>
          <table:table-cell office:value-type="string" calcext:value-type="string">
            <text:p>contact end wire depends on AWG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lamp for wire insert for insert</text:p>
          </table:table-cell>
          <table:table-cell table:number-columns-repeated="3"/>
          <table:table-cell table:style-name="ce29" office:value-type="string" calcext:value-type="string">
            <text:p>2305570-1</text:p>
          </table:table-cell>
          <table:table-cell/>
          <table:table-cell office:value-type="string" calcext:value-type="string">
            <text:p>crimp tool</text:p>
          </table:table-cell>
          <table:table-cell table:number-columns-repeated="57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-00-0000</text:date>, <text:time style:data-style-name="N2" text:time-value="13:22:20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8</meta:editing-cycles>
    <meta:creation-date>2019-01-07T22:09:39</meta:creation-date>
    <dc:date>2021-11-23T13:36:02.448000000</dc:date>
    <meta:editing-duration>PT12H45M7S</meta:editing-duration>
    <meta:generator>LibreOffice/6.1.4.2$Windows_X86_64 LibreOffice_project/9d0f32d1f0b509096fd65e0d4bec26ddd1938fd3</meta:generator>
    <meta:document-statistic meta:table-count="1" meta:cell-count="158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